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ula1" style:family="table">
      <style:table-properties style:width="16.999cm" style:rel-width="100%" table:align="left"/>
    </style:style>
    <style:style style:name="Taula1.A" style:family="table-column">
      <style:table-column-properties style:column-width="16.999cm" style:rel-column-width="65535*"/>
    </style:style>
    <style:style style:name="Taula1.A1" style:family="table-cell">
      <style:table-cell-properties style:vertical-align="middle" fo:background-color="#ffffff" fo:padding="0.049cm" fo:border="none">
        <style:background-image/>
      </style:table-cell-properties>
    </style:style>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P4" style:family="paragraph" style:parent-style-name="Standard" style:list-style-name="L3">
      <style:paragraph-properties fo:margin-left="1.251cm" fo:margin-right="0cm" fo:text-indent="0cm" style:auto-text-indent="false"/>
    </style:style>
    <style:style style:name="P5" style:family="paragraph" style:parent-style-name="Standard">
      <style:paragraph-properties fo:margin-left="1.251cm" fo:margin-right="0cm" fo:text-indent="0cm" style:auto-text-indent="false"/>
    </style:style>
    <style:style style:name="P6" style:family="paragraph" style:parent-style-name="Standard">
      <style:paragraph-properties fo:margin-left="0cm" fo:margin-right="0cm" fo:text-indent="0cm" style:auto-text-indent="false"/>
    </style:style>
    <style:style style:name="P7" style:family="paragraph" style:parent-style-name="Standard" style:list-style-name="L4">
      <style:paragraph-properties fo:margin-left="0cm" fo:margin-right="0cm" fo:text-indent="0cm" style:auto-text-indent="false"/>
    </style:style>
    <style:style style:name="P8" style:family="paragraph" style:parent-style-name="Standard" style:list-style-name="L5">
      <style:paragraph-properties fo:margin-left="0cm" fo:margin-right="0cm" fo:text-indent="0cm" style:auto-text-indent="false"/>
    </style:style>
    <style:style style:name="P9" style:family="paragraph" style:parent-style-name="List_20_Contents">
      <style:paragraph-properties fo:margin-top="0cm" fo:margin-bottom="0.499cm"/>
    </style:style>
    <style:style style:name="T1" style:family="text">
      <style:text-properties fo:font-weight="bold"/>
    </style:style>
    <style:style style:name="T2" style:family="text">
      <style:text-properties fo:font-style="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GUIÓ a ENTREGAR AL TRIBUNAL</text:p>
      <text:p text:style-name="Standard"/>
      <text:p text:style-name="Standard">Defensa</text:p>
      <text:p text:style-name="Standard"/>
      <text:p text:style-name="Standard">Coses a tenir en compte en l'exposició del nucli d'activitat:</text:p>
      <text:p text:style-name="Standard"/>
      <text:list text:style-name="L1">
        <text:list-item>
          <text:p text:style-name="P1">Contextualitzar:</text:p>
          <text:list>
            <text:list-item>
              <text:p text:style-name="P1">Explicar en quin moment del crèdit es troben els alumnes dins de la unitat didàctica.</text:p>
            </text:list-item>
            <text:list-item>
              <text:p text:style-name="P1">Organitzadors i coneixements previs necessaris.:</text:p>
              <text:list>
                <text:list-item>
                  <text:p text:style-name="P1">S'utilitzen els recursos que porten utilitzant durant tot el desenvolupament del crèdit:</text:p>
                  <text:list>
                    <text:list-item>
                      <text:p text:style-name="P1">Sistema operatiu i xarxa local. Arquitectura SkoleLinux. Els exemples es desenvolupant sobre aquesta arquitectura.</text:p>
                    </text:list-item>
                  </text:list>
                </text:list-item>
              </text:list>
            </text:list-item>
            <text:list-item>
              <text:p text:style-name="P1">Que s'ha explicat previament: Xarxes, protocols</text:p>
            </text:list-item>
            <text:list-item>
              <text:p text:style-name="P1">Quina utilitat tindrà el nucli posteriorment: Gestió de la seguretat</text:p>
            </text:list-item>
          </text:list>
        </text:list-item>
      </text:list>
      <text:p text:style-name="Standard"/>
      <text:p text:style-name="Standard"/>
      <text:list text:style-name="L1">
        <text:list-item text:start-value="1">
          <text:p text:style-name="P1">nmap. Escanner de ports</text:p>
        </text:list-item>
      </text:list>
      <text:p text:style-name="Standard"/>
      <text:p text:style-name="Standard">ANALITZADORS DE XARXA/PROTOCOLS. PACKET SNIFFERS</text:p>
      <text:p text:style-name="Standard"/>
      <text:list text:style-name="L2">
        <text:list-item>
          <text:p text:style-name="P2">DHCP</text:p>
          <text:list>
            <text:list-item>
              <text:p text:style-name="P2">Paquets. Hi han molts detalls del protocol que no s'expliquen (poden haver multiples servidors DHCP, multiples opcions de configuració,etc)</text:p>
            </text:list-item>
          </text:list>
        </text:list-item>
        <text:list-item>
          <text:p text:style-name="P2">TCPDUMP</text:p>
        </text:list-item>
      </text:list>
      <text:p text:style-name="Standard"><text:tab/></text:p>
      <text:list text:style-name="L3">
        <text:list-item>
          <text:p text:style-name="P3">ETHEREAL</text:p>
        </text:list-item>
        <text:list-item>
          <text:p text:style-name="P4">Transmetre la importància de la seguretat i la confidencialitat de les dades. La responsabilitat de l'administrador de la xarxa. La importància de la encriptació. L'exemple ha de fer veure als alumnes lo relativament simple que pot arribar a ser obtenir informació privada. </text:p>
        </text:list-item>
      </text:list>
      <text:p text:style-name="P5"/>
      <text:p text:style-name="P6">ENRUTAMENT</text:p>
      <text:list text:style-name="L4">
        <text:list-item>
          <text:p text:style-name="P7">Conèixer les eines. El tractament en profunditat d'aquest tema és fa a la UD6. Interconnexió de LANs</text:p>
        </text:list-item>
      </text:list>
      <text:list text:style-name="L5">
        <text:list-item>
          <text:p text:style-name="P8">Route</text:p>
        </text:list-item>
      </text:list>
      <text:p text:style-name="Standard"/>
      <text:p text:style-name="Standard"/>
      <text:p text:style-name="Standard"/>
      <table:table table:name="Taula1" table:style-name="Taula1">
        <table:table-column table:style-name="Taula1.A"/>
        <table:table-row>
          <table:table-cell table:style-name="Taula1.A1" office:value-type="string">
            <text:h text:style-name="Heading_20_3" text:outline-level="3" text:is-list-header="true">Network Monitoring</text:h>
          </table:table-cell>
        </table:table-row>
      </table:table>
      <text:p text:style-name="List_20_Heading"><text:bookmark text:name="Network Monitoring"/><text:span text:style-name="T1">nstat</text:span>(1)</text:p>
      <text:p text:style-name="P9"><text:bookmark text:name="Network Monitoring1"/>This command displays the values of a few dozen statistics relating to network activity that are maintained inside the kernel. These statistics are normally kept for the benefit of the SNMP daemon. They may also be viewed by accessing the file <text:span text:style-name="Teletype">/proc/net/snmp</text:span>.</text:p>
      <text:p text:style-name="List_20_Heading"><text:bookmark text:name="Network Monitoring2"/><text:span text:style-name="T1">netstat</text:span>(8)</text:p>
      <text:p text:style-name="P9"><text:bookmark text:name="Network Monitoring3"/>This is another command that will present the contents of <text:span text:style-name="Teletype">/proc/net</text:span> files for you, but offers a broader range of information than the <text:span text:style-name="T2">nstat</text:span> program. It can list the currently active network connections, dump the system routing tables, present interface statistics, and list masqueraded connections.</text:p>
      <text:p text:style-name="List_20_Heading"><text:bookmark text:name="Network Monitoring4"/><text:span text:style-name="T1">snmp*</text:span>(1)</text:p>
      <text:p text:style-name="P9"><text:bookmark text:name="Network Monitoring5"/>The collection of SNMP commands (snmpget, snmpnext, et cetera) that come with the Linux CMU SNMP package allow you to query a remote machine that has an SNMP daemon running. This can provide network performance and error statistics for that host. The CMU package also contains an <text:span text:style-name="T2">snmpd</text:span>(8) daemon that you can run if you want your machine to provide SNMP information.</text:p>
      <text:p text:style-name="List_20_Heading"><text:bookmark text:name="Network Monitoring6"/><text:span text:style-name="T1">tcpdump</text:span>(8)</text:p>
      <text:p text:style-name="P9"><text:bookmark text:name="Network Monitoring7"/>This is a sniffer, a program that captures packets off of a network interface and interprets them for you. It understands all basic Internet protocols, and can be used to save entire packets for later inspecti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Courier New" svg:font-family="'Courier New'" style:font-family-generic="modern" style:font-pitch="fixed"/>
    <style:font-face style:name="DejaVu Sans" svg:font-family="'DejaVu Sans'"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font-name-asian="DejaVu Sans" style:font-size-asian="12pt" style:language-asian="none" style:country-asian="none" style:font-name-complex="DejaVu 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 style:font-name-asian="Courier New" style:font-name-complex="Courier New"/>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sergi</meta:initial-creator>
    <meta:creation-date>2006-06-07T10:35:08</meta:creation-date>
    <dc:creator>sergi</dc:creator>
    <dc:date>2006-06-08T12:40:53</dc:date>
    <dc:language>ca-ES</dc:language>
    <meta:editing-cycles>6</meta:editing-cycles>
    <meta:editing-duration>PT13H31M42S</meta:editing-duration>
    <meta:user-defined meta:name="Info 1"/>
    <meta:user-defined meta:name="Info 2"/>
    <meta:user-defined meta:name="Info 3"/>
    <meta:user-defined meta:name="Info 4"/>
    <meta:document-statistic meta:table-count="1" meta:image-count="0" meta:object-count="0" meta:page-count="2" meta:paragraph-count="30" meta:word-count="372" meta:character-count="2369"/>
  </office:meta>
</office:document-meta>
</file>